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e8c3" officeooo:paragraph-rsid="000f530b"/>
    </style:style>
    <style:style style:name="P2" style:family="paragraph" style:parent-style-name="Preformatted_20_Text">
      <style:text-properties officeooo:rsid="001a9609" officeooo:paragraph-rsid="001a9609"/>
    </style:style>
    <style:style style:name="P3" style:family="paragraph" style:parent-style-name="Preformatted_20_Text">
      <style:text-properties officeooo:rsid="001bcd23" officeooo:paragraph-rsid="001bcd23"/>
    </style:style>
    <style:style style:name="P4" style:family="paragraph" style:parent-style-name="Preformatted_20_Text">
      <style:text-properties officeooo:rsid="001f272d" officeooo:paragraph-rsid="001f272d"/>
    </style:style>
    <style:style style:name="P5" style:family="paragraph" style:parent-style-name="Preformatted_20_Text">
      <style:text-properties officeooo:rsid="0020bc7a" officeooo:paragraph-rsid="0020bc7a"/>
    </style:style>
    <style:style style:name="T1" style:family="text">
      <style:text-properties officeooo:rsid="001b1475"/>
    </style:style>
    <style:style style:name="T2" style:family="text">
      <style:text-properties officeooo:rsid="002145aa"/>
    </style:style>
    <style:style style:name="T3" style:family="text">
      <style:text-properties officeooo:rsid="002427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Displays all cvars <text:span text:style-name="T1">(that are allowed to be shown in settings menu)</text:span> and provides a way to edit them.</text:p>
      <text:p text:style-name="P2"/>
      <text:p text:style-name="P3">Window can be divided into groups (tabs). Cvars could specify their group with CvarGroup attribute, or with additional field in Cvar attribute.</text:p>
      <text:p text:style-name="P1"/>
      <text:p text:style-name="P4">Integers and floats can be edited using slider or input field. <text:span text:style-name="T2">They can have limitations such are min and max value. String can have limitations such are min and max number of characters, unallowed characters, allowed characters, etc.</text:span></text:p>
      <text:p text:style-name="P4"/>
      <text:p text:style-name="P5">When cvar manager <text:span text:style-name="T3">adds new</text:span> cvars (we can detect this by registering delegate function), we construct settings men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23T14:45:08.523176044</dc:date>
    <meta:editing-duration>PT13M42S</meta:editing-duration>
    <meta:editing-cycles>19</meta:editing-cycles>
    <meta:document-statistic meta:table-count="0" meta:image-count="0" meta:object-count="0" meta:page-count="1" meta:paragraph-count="4" meta:word-count="97" meta:character-count="591" meta:non-whitespace-character-count="498"/>
  </office:meta>
</office:document-meta>
</file>